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www.figma.com/design/vQKpjfiPgpLIAXhcldi43Z/DevSorteio?node-id=0-1&amp;node-type=canvas&amp;t=L2HTSnX5xtFCOqhF-0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11-05T15:32:35.515000000</dc:date>
    <meta:editing-duration>PT7S</meta:editing-duration>
    <meta:editing-cycles>1</meta:editing-cycles>
    <meta:document-statistic meta:table-count="0" meta:image-count="0" meta:object-count="0" meta:page-count="1" meta:paragraph-count="1" meta:word-count="1" meta:character-count="112" meta:non-whitespace-character-count="112"/>
    <meta:generator>LibreOffice/7.2.7.2$Windows_X86_64 LibreOffice_project/8d71d29d553c0f7dcbfa38fbfda25ee34cce99a2</meta:generator>
  </office:meta>
</office:document-meta>
</file>